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2.682cm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2.68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562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svg:stroke-color="#000000" draw:marker-end="Arrow" draw:marker-end-width="0.3cm" draw:fill="none" draw:fill-color="#000000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5cm" fo:min-width="0.25cm"/>
    </style:style>
    <style:style style:name="gr8" style:family="graphic" style:parent-style-name="standard">
      <style:graphic-properties draw:stroke="none" svg:stroke-color="#000000" draw:fill="none" draw:fill-color="#ffffff" fo:min-height="0.509cm"/>
    </style:style>
    <style:style style:name="gr9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5cm" svg:height="2.5cm" svg:x="7.501cm" svg:y="6.501cm">
          <text:p text:style-name="P1"><text:span text:style-name="T1">Print Sent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4.5cm" svg:height="2cm" svg:x="7.501cm" svg:y="10.001cm">
          <text:p text:style-name="P1"><text:span text:style-name="T1">Revise sent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5cm" svg:height="2cm" svg:x="12.001cm" svg:y="15.501cm">
          <text:p text:style-name="P1"><text:span text:style-name="T1">Update sentence</text:span></text:p>
          <text:p text:style-name="P1"><text:span text:style-name="T1">into base cas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1.5cm" svg:height="1.5cm" svg:x="13.501cm" svg:y="1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4.001cm" svg:y="1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14.251cm" svg:y1="17.501cm" svg:x2="14.251cm" svg:y2="19.001cm" draw:start-shape="id1" draw:start-glue-point="8" draw:end-shape="id2" draw:end-glue-point="4" svg:d="M14251 17501v1500" svg:viewBox="0 0 1 1501">
          <text:p/>
        </draw:connector>
        <draw:custom-shape draw:style-name="gr4" draw:text-style-name="P4" xml:id="id3" draw:id="id3" draw:layer="layout" svg:width="0.5cm" svg:height="0.5cm" svg:x="9.502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9.752cm" svg:y1="5.002cm" svg:x2="9.751cm" svg:y2="6.501cm" draw:start-shape="id3" draw:start-glue-point="8" draw:end-shape="id4" draw:end-glue-point="4" svg:d="M9752 5002v750h-1v749" svg:viewBox="0 0 2 1500">
          <text:p/>
        </draw:connector>
        <draw:connector draw:style-name="gr6" draw:text-style-name="P6" draw:layer="layout" svg:x1="9.751cm" svg:y1="9.001cm" svg:x2="9.751cm" svg:y2="10.001cm" draw:start-shape="id4" draw:start-glue-point="8" draw:end-shape="id5" draw:end-glue-point="4" svg:d="M9751 9001v1000" svg:viewBox="0 0 1 1001">
          <text:p/>
        </draw:connector>
        <draw:custom-shape draw:style-name="gr2" draw:text-style-name="P2" xml:id="id6" draw:id="id6" draw:layer="layout" svg:width="4.5cm" svg:height="2cm" svg:x="3.001cm" svg:y="15.501cm">
          <text:p text:style-name="P1"><text:span text:style-name="T1">Message alert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1.5cm" svg:height="1.5cm" svg:x="4.501cm" svg:y="1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5.001cm" svg:y="1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5.251cm" svg:y1="17.501cm" svg:x2="5.251cm" svg:y2="19.001cm" draw:start-shape="id6" draw:start-glue-point="8" draw:end-shape="id7" draw:end-glue-point="4" svg:d="M5251 17501v1500" svg:viewBox="0 0 1 1501">
          <text:p/>
        </draw:connector>
        <draw:custom-shape draw:style-name="gr7" draw:text-style-name="P1" xml:id="id8" draw:id="id8" draw:layer="layout" svg:width="1.5cm" svg:height="1.5cm" svg:x="9.001cm" svg:y="14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9.751cm" svg:y1="12.001cm" svg:x2="9.751cm" svg:y2="14.001cm" draw:start-shape="id5" draw:start-glue-point="8" draw:end-shape="id8" draw:end-glue-point="4" svg:d="M9751 12001v2000" svg:viewBox="0 0 1 2001">
          <text:p/>
        </draw:connector>
        <draw:connector draw:style-name="gr6" draw:text-style-name="P6" draw:layer="layout" svg:x1="9.001cm" svg:y1="14.751cm" svg:x2="5.251cm" svg:y2="15.501cm" draw:start-shape="id8" draw:start-glue-point="5" draw:end-shape="id6" draw:end-glue-point="4" svg:d="M9001 14751h-3750v750" svg:viewBox="0 0 3751 751">
          <text:p/>
        </draw:connector>
        <draw:connector draw:style-name="gr6" draw:text-style-name="P6" draw:layer="layout" svg:x1="10.501cm" svg:y1="14.751cm" svg:x2="14.251cm" svg:y2="15.501cm" draw:start-shape="id8" draw:start-glue-point="7" draw:end-shape="id1" draw:end-glue-point="4" svg:d="M10501 14751h3750v750" svg:viewBox="0 0 3751 751">
          <text:p/>
        </draw:connector>
        <draw:frame draw:style-name="gr8" draw:text-style-name="P7" draw:layer="layout" svg:width="3.5cm" svg:height="0.759cm" svg:x="10.501cm" svg:y="14.001cm">
          <draw:text-box>
            <text:p text:style-name="P1"><text:span text:style-name="T2">[Correct]</text:span></text:p>
          </draw:text-box>
        </draw:frame>
        <draw:frame draw:style-name="gr8" draw:text-style-name="P8" draw:layer="layout" svg:width="3.5cm" svg:height="0.759cm" svg:x="5.501cm" svg:y="14.001cm">
          <draw:text-box>
            <text:p text:style-name="P1"><text:span text:style-name="T2">[no]</text:span></text:p>
          </draw:text-box>
        </draw:frame>
        <draw:frame draw:style-name="gr9" draw:text-style-name="P9" draw:layer="layout" svg:width="8cm" svg:height="1.675cm" svg:x="6cm" svg:y="1.5cm">
          <draw:text-box>
            <text:p>Edit Sentence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1M9S</meta:editing-duration>
    <meta:editing-cycles>4</meta:editing-cycles>
    <meta:generator>LibreOffice/5.0.6.3$Windows_x86 LibreOffice_project/490fc03b25318460cfc54456516ea2519c11d1aa</meta:generator>
    <dc:date>2018-04-26T11:23:28.631000000</dc:date>
    <meta:document-statistic meta:object-count="20"/>
  </office:meta>
</office:document-meta>
</file>